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1" svg:font-family="'Courier New', monospace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pt" fo:country="BR" style:font-size-asian="8.75pt" style:font-size-complex="10pt"/>
    </style:style>
    <style:style style:name="P2" style:family="paragraph" style:parent-style-name="Standard">
      <style:text-properties style:font-name="Courier New" fo:font-size="10pt" fo:language="pt" fo:country="BR" officeooo:rsid="001e0ceb" officeooo:paragraph-rsid="001e0ceb" style:font-size-asian="8.75pt" style:font-size-complex="10pt"/>
    </style:style>
    <style:style style:name="P3" style:family="paragraph" style:parent-style-name="Standard">
      <style:text-properties style:font-name="Courier New" fo:font-size="10pt" fo:language="pt" fo:country="BR" officeooo:rsid="001e0ceb" officeooo:paragraph-rsid="001ff6ba" style:font-size-asian="8.75pt" style:font-size-complex="10pt"/>
    </style:style>
    <style:style style:name="P4" style:family="paragraph" style:parent-style-name="Standard">
      <style:text-properties style:font-name="Courier New" fo:font-size="10pt" fo:language="pt" fo:country="BR" officeooo:rsid="001e0ceb" officeooo:paragraph-rsid="00217925" style:font-size-asian="8.75pt" style:font-size-complex="10pt"/>
    </style:style>
    <style:style style:name="P5" style:family="paragraph" style:parent-style-name="Standard">
      <style:text-properties style:font-name="Courier New" fo:font-size="10pt" fo:language="pt" fo:country="BR" officeooo:paragraph-rsid="001ff6ba" style:font-size-asian="8.75pt" style:font-size-complex="10pt"/>
    </style:style>
    <style:style style:name="P6" style:family="paragraph" style:parent-style-name="Standard">
      <style:text-properties style:font-name="Courier New" fo:font-size="10pt" fo:language="pt" fo:country="BR" officeooo:paragraph-rsid="00217925" style:font-size-asian="8.75pt" style:font-size-complex="10pt"/>
    </style:style>
    <style:style style:name="P7" style:family="paragraph" style:parent-style-name="Standard">
      <style:text-properties style:font-name="Courier New" fo:font-size="10pt" fo:language="pt" fo:country="BR" fo:font-weight="bold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0pt" fo:language="pt" fo:country="BR" fo:font-weight="bold" officeooo:rsid="001e0ceb" officeooo:paragraph-rsid="001e0ceb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pt" fo:country="BR" fo:font-weight="bold" officeooo:rsid="001e0ceb" officeooo:paragraph-rsid="001ff6ba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Courier New" fo:font-size="10pt" fo:language="pt" fo:country="BR" fo:font-weight="bold" officeooo:rsid="001e0ceb" officeooo:paragraph-rsid="00217925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Courier New" fo:language="pt" fo:country="BR"/>
    </style:style>
    <style:style style:name="P12" style:family="paragraph" style:parent-style-name="Standard">
      <style:text-properties style:font-name="Courier New" fo:font-size="12pt" fo:language="pt" fo:country="BR" officeooo:rsid="0006811b" officeooo:paragraph-rsid="00194204" style:font-size-asian="12pt" style:font-size-complex="12pt"/>
    </style:style>
    <style:style style:name="P13" style:family="paragraph" style:parent-style-name="Standard">
      <style:text-properties style:font-name="Courier New" fo:font-size="12pt" fo:language="pt" fo:country="BR" officeooo:rsid="001c9f01" officeooo:paragraph-rsid="001c9f01" style:font-size-asian="12pt" style:font-size-complex="12pt"/>
    </style:style>
    <style:style style:name="P14" style:family="paragraph" style:parent-style-name="Standard">
      <style:text-properties officeooo:paragraph-rsid="00194204"/>
    </style:style>
    <style:style style:name="P15" style:family="paragraph" style:parent-style-name="Standard">
      <style:text-properties officeooo:paragraph-rsid="001e0ceb"/>
    </style:style>
    <style:style style:name="P16" style:family="paragraph" style:parent-style-name="Standard">
      <style:text-properties officeooo:paragraph-rsid="001ff6ba"/>
    </style:style>
    <style:style style:name="P17" style:family="paragraph" style:parent-style-name="Standard">
      <style:text-properties officeooo:paragraph-rsid="00217925"/>
    </style:style>
    <style:style style:name="P18" style:family="paragraph" style:parent-style-name="Standard">
      <style:text-properties style:font-name="Courier New" fo:font-size="12pt" fo:language="pt" fo:country="BR" officeooo:rsid="0006811b" officeooo:paragraph-rsid="00194204" style:font-size-asian="12pt" style:font-size-complex="12pt"/>
    </style:style>
    <style:style style:name="P19" style:family="paragraph" style:parent-style-name="Standard">
      <style:text-properties style:font-name="Courier New" fo:font-size="12pt" fo:language="pt" fo:country="BR" officeooo:rsid="001c9f01" officeooo:paragraph-rsid="001c9f01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Courier New" fo:font-size="12pt" fo:language="pt" fo:country="BR" fo:font-weight="bold" officeooo:rsid="001c9f01" officeooo:paragraph-rsid="001c9f01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ourier New" fo:font-size="10pt" fo:language="pt" fo:country="BR" fo:font-weight="bold" officeooo:rsid="001e0ceb" officeooo:paragraph-rsid="001e0ceb" style:font-size-asian="8.75pt" style:font-weight-asian="bold" style:font-size-complex="10pt" style:font-weight-complex="bold"/>
    </style:style>
    <style:style style:name="P22" style:family="paragraph" style:parent-style-name="Standard">
      <style:text-properties style:font-name="Courier New" fo:font-size="10pt" fo:language="pt" fo:country="BR" fo:font-weight="bold" officeooo:rsid="001e0ceb" officeooo:paragraph-rsid="00217925" style:font-size-asian="8.75pt" style:font-weight-asian="bold" style:font-size-complex="10pt" style:font-weight-complex="bold"/>
    </style:style>
    <style:style style:name="P23" style:family="paragraph" style:parent-style-name="Standard">
      <style:text-properties style:font-name="Courier New" fo:language="pt" fo:country="BR" fo:font-weight="normal" officeooo:rsid="001b9efe" officeooo:paragraph-rsid="001b9efe" style:font-weight-asian="normal" style:font-weight-complex="normal"/>
    </style:style>
    <style:style style:name="P24" style:family="paragraph" style:parent-style-name="Standard">
      <style:text-properties officeooo:paragraph-rsid="0022a965"/>
    </style:style>
    <style:style style:name="P25" style:family="paragraph" style:parent-style-name="Standard">
      <style:text-properties officeooo:paragraph-rsid="001e0ceb"/>
    </style:style>
    <style:style style:name="P26" style:family="paragraph" style:parent-style-name="Standard">
      <style:text-properties style:font-name="Courier New1" fo:font-size="10pt" fo:language="pt" fo:country="BR" officeooo:rsid="000944bb" officeooo:paragraph-rsid="00194204" style:font-size-asian="8.75pt" style:font-size-complex="10pt"/>
    </style:style>
    <style:style style:name="P27" style:family="paragraph" style:parent-style-name="Standard">
      <style:text-properties officeooo:paragraph-rsid="00249d2c"/>
    </style:style>
    <style:style style:name="T1" style:family="text">
      <style:text-properties style:font-name="Courier New" fo:font-size="10pt" fo:language="pt" fo:country="BR" fo:font-weight="bold" officeooo:rsid="001e0ceb" style:font-size-asian="8.75pt" style:font-weight-asian="bold" style:font-size-complex="10pt" style:font-weight-complex="bold"/>
    </style:style>
    <style:style style:name="T2" style:family="text">
      <style:text-properties style:font-name="Courier New" fo:font-size="10pt" fo:language="pt" fo:country="BR" fo:font-weight="bold" officeooo:rsid="001ff6ba" style:font-size-asian="8.75pt" style:font-weight-asian="bold" style:font-size-complex="10pt" style:font-weight-complex="bold"/>
    </style:style>
    <style:style style:name="T3" style:family="text">
      <style:text-properties style:font-name="Courier New" fo:font-size="10pt" fo:language="pt" fo:country="BR" fo:font-weight="bold" officeooo:rsid="00217925" style:font-size-asian="8.75pt" style:font-weight-asian="bold" style:font-size-complex="10pt" style:font-weight-complex="bold"/>
    </style:style>
    <style:style style:name="T4" style:family="text">
      <style:text-properties style:font-name="Courier New" fo:language="pt" fo:country="BR"/>
    </style:style>
    <style:style style:name="T5" style:family="text">
      <style:text-properties style:font-name="Courier New" fo:language="pt" fo:country="BR" fo:font-weight="bold" style:font-weight-asian="bold" style:font-weight-complex="bold"/>
    </style:style>
    <style:style style:name="T6" style:family="text">
      <style:text-properties style:font-name="Courier New" fo:language="pt" fo:country="BR" officeooo:rsid="0022a965"/>
    </style:style>
    <style:style style:name="T7" style:family="text">
      <style:text-properties style:font-name="Courier New" fo:font-size="12pt" fo:language="pt" fo:country="BR" officeooo:rsid="0006811b" style:font-size-asian="12pt" style:font-size-complex="12pt"/>
    </style:style>
    <style:style style:name="T8" style:family="text">
      <style:text-properties style:font-name="Courier New" fo:font-size="12pt" fo:language="pt" fo:country="BR" officeooo:rsid="001e0ceb" style:font-size-asian="12pt" style:font-size-complex="12pt"/>
    </style:style>
    <style:style style:name="T9" style:family="text">
      <style:text-properties style:font-name="Courier New" fo:font-size="12pt" fo:language="pt" fo:country="BR" officeooo:rsid="0022a965" style:font-size-asian="12pt" style:font-size-complex="12pt"/>
    </style:style>
    <style:style style:name="T10" style:family="text">
      <style:text-properties style:font-name="Courier New" fo:font-size="12pt" fo:language="pt" fo:country="BR" officeooo:rsid="00249d2c" style:font-size-asian="12pt" style:font-size-complex="12pt"/>
    </style:style>
    <style:style style:name="T11" style:family="text">
      <style:text-properties style:font-name="Courier New" fo:font-size="12pt" fo:language="pt" fo:country="BR" fo:font-weight="bold" officeooo:rsid="0006811b" style:font-size-asian="12pt" style:font-weight-asian="bold" style:font-size-complex="12pt" style:font-weight-complex="bold"/>
    </style:style>
    <style:style style:name="T12" style:family="text">
      <style:text-properties officeooo:rsid="001e0ce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27a77"/>
    </style:style>
    <style:style style:name="T15" style:family="text">
      <style:text-properties officeooo:rsid="0022a965"/>
    </style:style>
    <style:style style:name="T16" style:family="text">
      <style:text-properties officeooo:rsid="00249d2c"/>
    </style:style>
    <style:style style:name="T17" style:family="text">
      <style:text-properties style:font-name="Courier New1" fo:font-size="12pt"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2-Cormen)</text:span><text:span text:style-name="T4"> A sequ</text:span><text:span text:style-name="T6">ê</text:span><text:span text:style-name="T4">ncia &lt;23, 17, 14, 6, 13, 10, 1, 5, 7, 12&gt; </text:span><text:span text:style-name="T6">é</text:span><text:span text:style-name="T4"> um heap m</text:span><text:span text:style-name="T6">á</text:span><text:span text:style-name="T4">ximo? Este exerc</text:span><text:span text:style-name="T6">í</text:span><text:span text:style-name="T4">cio e os demais abaixo devem ser entregues como um pdf.</text:span></text:p>
      <text:p text:style-name="P11"/>
      <text:p text:style-name="P23">Sim, a sequência é um heap máximo</text:p>
      <text:p text:style-name="P23"/>
      <text:p text:style-name="P23"><text:s text:c="23"/>23 <text:s text:c="14"/></text:p>
      <text:p text:style-name="P23"><text:s text:c="14"/>/ <text:s text:c="17"/>\</text:p>
      <text:p text:style-name="P23"><text:s text:c="13"/>17 <text:s text:c="18"/>14 <text:s text:c="12"/></text:p>
      <text:p text:style-name="P23"><text:s text:c="9"/>/ <text:s text:c="7"/>\ <text:s text:c="10"/>/ <text:s text:c="7"/>\ <text:s text:c="3"/></text:p>
      <text:p text:style-name="P23"><text:s text:c="8"/>6 <text:s text:c="8"/>13 <text:s text:c="8"/>10 <text:s text:c="8"/>1 </text:p>
      <text:p text:style-name="P23"><text:s text:c="6"/>/ <text:s text:c="3"/>\ <text:s text:c="3"/>/ <text:s text:c="4"/>\ <text:s text:c="3"/>/ <text:s text:c="4"/>\ <text:s text:c="3"/>/ <text:s text:c="3"/>\ <text:s/></text:p>
      <text:p text:style-name="P23"><text:s text:c="5"/>5 <text:s text:c="4"/>7 <text:s text:c="2"/>12 </text:p>
      <text:p text:style-name="P12"/>
      <text:p text:style-name="P12"/>
      <text:p text:style-name="P24"><text:span text:style-name="T11">3-Cormen)</text:span><text:span text:style-name="T7"> Usando o exemplo abaixo como modelo (que simula a execu</text:span><text:span text:style-name="T9">çã</text:span><text:span text:style-name="T7">o de uma </text:span><text:span text:style-name="T9">operaçã</text:span><text:span text:style-name="T7">o Max-Heapify(V, 2)), ilustre a </text:span><text:span text:style-name="T9">operaçã</text:span><text:span text:style-name="T7">o Max-Heapify(V, 3) sobre o arranjo V = &lt;27, 17, 3, 16, 13, 10, 1, 5, 7, 12, 4, 8, 9, 0&gt;. Na </text:span><text:span text:style-name="T9">notaçã</text:span><text:span text:style-name="T7">o do livro base usado nessa disciplina, o </text:span><text:span text:style-name="T9">í</text:span><text:span text:style-name="T7">ndice do primeiro elemento do vetor come</text:span><text:span text:style-name="T9">ç</text:span><text:span text:style-name="T7">a em 1 e n˜ao em 0!</text:span></text:p>
      <text:p text:style-name="P12"/>
      <text:p text:style-name="P13"><text:s text:c="23"/>27 <text:s text:c="14"/></text:p>
      <text:p text:style-name="P13"><text:s text:c="14"/>/ <text:s text:c="17"/>\</text:p>
      <text:p text:style-name="P13"><text:s text:c="13"/>17 <text:s text:c="17"/>(3) <text:s text:c="12"/></text:p>
      <text:p text:style-name="P13"><text:s text:c="9"/>/ <text:s text:c="7"/>\ <text:s text:c="10"/>/ <text:s text:c="7"/>\ <text:s text:c="3"/></text:p>
      <text:p text:style-name="P13"><text:s text:c="8"/>16 <text:s text:c="7"/>13 <text:s text:c="8"/>10 <text:s text:c="8"/>1 </text:p>
      <text:p text:style-name="P13"><text:s text:c="6"/>/ <text:s text:c="3"/>\ <text:s text:c="3"/>/ <text:s text:c="3"/>\ <text:s text:c="4"/>/ <text:s text:c="3"/>\ <text:s text:c="4"/>/ <text:s text:c="3"/>\ <text:s text:c="7"/></text:p>
      <text:p text:style-name="P13"><text:s text:c="5"/>5 <text:s text:c="4"/>7 <text:s text:c="2"/>12 <text:s text:c="4"/>4 <text:s text:c="2"/>8 <text:s text:c="5"/>9 <text:s text:c="3"/>0 <text:s text:c="19"/></text:p>
      <text:p text:style-name="P13"><text:s text:c="24"/></text:p>
      <text:p text:style-name="P20">3 &lt;-&gt; 10</text:p>
      <text:p text:style-name="P13"><text:tab/><text:tab/><text:tab/><text:tab/><text:tab/><text:tab/> <text:s text:c="24"/></text:p>
      <text:p text:style-name="P13"><text:s text:c="23"/>27 <text:s text:c="14"/></text:p>
      <text:p text:style-name="P13"><text:s text:c="14"/>/ <text:s text:c="17"/>\</text:p>
      <text:p text:style-name="P13"><text:s text:c="13"/>17 <text:s text:c="17"/>10 <text:s text:c="12"/></text:p>
      <text:p text:style-name="P13"><text:s text:c="9"/>/ <text:s text:c="7"/>\ <text:s text:c="10"/>/ <text:s text:c="7"/>\ <text:s text:c="3"/></text:p>
      <text:p text:style-name="P13"><text:s text:c="8"/>16 <text:s text:c="7"/>13 <text:s text:c="8"/>(3) <text:s text:c="7"/>1 </text:p>
      <text:p text:style-name="P13"><text:s text:c="6"/>/ <text:s text:c="3"/>\ <text:s text:c="3"/>/ <text:s text:c="3"/>\ <text:s text:c="4"/>/ <text:s text:c="3"/>\ <text:s text:c="4"/>/ <text:s text:c="3"/>\ <text:s text:c="7"/></text:p>
      <text:p text:style-name="P13"><text:s text:c="5"/>5 <text:s text:c="4"/>7 <text:s text:c="2"/>12 <text:s text:c="4"/>4 <text:s text:c="2"/>8 <text:s text:c="5"/>9 <text:s text:c="3"/>0 <text:s text:c="19"/></text:p>
      <text:p text:style-name="P13"><text:s text:c="34"/></text:p>
      <text:p text:style-name="P20">3 &lt;-&gt; 9</text:p>
      <text:p text:style-name="P13"><text:s text:c="11"/></text:p>
      <text:p text:style-name="P13"><text:s text:c="23"/>27 <text:s text:c="14"/></text:p>
      <text:p text:style-name="P13"><text:s text:c="14"/>/ <text:s text:c="17"/>\</text:p>
      <text:p text:style-name="P13"><text:s text:c="13"/>17 <text:s text:c="18"/>10 <text:s text:c="12"/></text:p>
      <text:p text:style-name="P13"><text:s text:c="9"/>/ <text:s text:c="7"/>\ <text:s text:c="10"/>/ <text:s text:c="7"/>\ <text:s text:c="3"/></text:p>
      <text:p text:style-name="P13"><text:s text:c="8"/>16 <text:s text:c="7"/>13 <text:s text:c="8"/>9 <text:s text:c="9"/>1 </text:p>
      <text:p text:style-name="P13"><text:s text:c="6"/>/ <text:s text:c="3"/>\ <text:s text:c="3"/>/ <text:s text:c="3"/>\ <text:s text:c="4"/>/ <text:s text:c="3"/>\ <text:s text:c="4"/>/ <text:s text:c="3"/>\ <text:s text:c="7"/></text:p>
      <text:p text:style-name="P13"><text:s text:c="5"/>5 <text:s text:c="4"/>7 <text:s text:c="2"/>12 <text:s text:c="4"/>4 <text:s text:c="2"/>8 <text:s text:c="4"/>(3) <text:s/>0 <text:s text:c="2"/></text:p>
      <text:p text:style-name="P12"/>
      <text:p text:style-name="P12"/>
      <text:p text:style-name="P12"/>
      <text:p text:style-name="P15"><text:soft-page-break/><text:span text:style-name="T11">4-Cormen)</text:span><text:span text:style-name="T7"> Usando o exemplo abaixo como modelo (que simula a </text:span><text:span text:style-name="T9">execução</text:span><text:span text:style-name="T7"> de uma </text:span><text:span text:style-name="T9">operaçã</text:span><text:span text:style-name="T7">o Build-Max-Heap), ilustre a </text:span><text:span text:style-name="T9">operaçã</text:span><text:span text:style-name="T7">o Build-Max-Heap sobre o arranjo V = &lt;5, 3, 17, 10, 84, 19, 6, 22, 9&gt;. Na nota¸c˜ao do livro base usado nessa disciplina, o </text:span><text:span text:style-name="T9">í</text:span><text:span text:style-name="T7">ndice do primeiro elemento do vetor come</text:span><text:span text:style-name="T9">ç</text:span><text:span text:style-name="T7">a em 1 e n˜ao em 0!</text:span></text:p>
      <text:p text:style-name="P12"/>
      <text:p text:style-name="P12"><text:s text:c="23"/>5 <text:s text:c="14"/></text:p>
      <text:p text:style-name="P12"><text:s text:c="14"/>/ <text:s text:c="17"/>\</text:p>
      <text:p text:style-name="P12"><text:s text:c="13"/>3 <text:s text:c="18"/>17 <text:s text:c="12"/></text:p>
      <text:p text:style-name="P12"><text:s text:c="9"/>/ <text:s text:c="7"/>\ <text:s text:c="10"/>/ <text:s text:c="7"/>\ <text:s text:c="3"/></text:p>
      <text:p text:style-name="P12"><text:s text:c="7"/>(10) <text:s text:c="6"/>84 <text:s text:c="8"/>19 <text:s text:c="8"/>6 </text:p>
      <text:p text:style-name="P12"><text:s text:c="6"/>/ <text:s text:c="3"/>\ </text:p>
      <text:p text:style-name="P12"><text:s text:c="5"/>22 <text:s text:c="4"/>9 <text:s text:c="4"/></text:p>
      <text:p text:style-name="P12"><text:s text:c="24"/></text:p>
      <text:p text:style-name="P12"><text:tab/><text:tab/> <text:span text:style-name="T13">1) <text:s text:c="2"/>10 &lt;-&gt; 22</text:span></text:p>
      <text:p text:style-name="P12"/>
      <text:p text:style-name="P12"><text:s text:c="23"/>5 <text:s text:c="14"/></text:p>
      <text:p text:style-name="P12"><text:s text:c="14"/>/ <text:s text:c="17"/>\</text:p>
      <text:p text:style-name="P12"><text:s text:c="13"/>3 <text:s text:c="18"/>(17) <text:s text:c="12"/></text:p>
      <text:p text:style-name="P12"><text:s text:c="9"/>/ <text:s text:c="7"/>\ <text:s text:c="10"/>/ <text:s text:c="7"/>\ <text:s text:c="3"/></text:p>
      <text:p text:style-name="P12"><text:s text:c="8"/>22 <text:s text:c="7"/>84 <text:s text:c="8"/>19 <text:s text:c="8"/>6 </text:p>
      <text:p text:style-name="P12"><text:s text:c="6"/>/ <text:s text:c="3"/>\ </text:p>
      <text:p text:style-name="P12"><text:s text:c="5"/>10 <text:s text:c="4"/>9 <text:s text:c="4"/></text:p>
      <text:p text:style-name="P12"><text:s text:c="24"/></text:p>
      <text:p text:style-name="P12"><text:tab/><text:tab/> <text:span text:style-name="T13">2) <text:s text:c="2"/>17 &lt;-&gt; 19</text:span></text:p>
      <text:p text:style-name="P12"/>
      <text:p text:style-name="P12"><text:s text:c="23"/>5 <text:s text:c="14"/></text:p>
      <text:p text:style-name="P12"><text:s text:c="14"/>/ <text:s text:c="17"/>\</text:p>
      <text:p text:style-name="P12"><text:s text:c="13"/>(3) <text:s text:c="18"/>19 <text:s text:c="12"/></text:p>
      <text:p text:style-name="P12"><text:s text:c="9"/>/ <text:s text:c="7"/>\ <text:s text:c="10"/>/ <text:s text:c="7"/>\ <text:s text:c="3"/></text:p>
      <text:p text:style-name="P12"><text:s text:c="8"/>22 <text:s text:c="7"/>84 <text:s text:c="8"/>17 <text:s text:c="8"/>6 </text:p>
      <text:p text:style-name="P12"><text:s text:c="6"/>/ <text:s text:c="3"/>\ </text:p>
      <text:p text:style-name="P12"><text:s text:c="5"/>10 <text:s text:c="4"/>9 <text:s text:c="4"/></text:p>
      <text:p text:style-name="P12"><text:s text:c="24"/></text:p>
      <text:p text:style-name="P12"><text:tab/><text:tab/> <text:span text:style-name="T13">3) <text:s text:c="2"/>3 &lt;-&gt; 84</text:span></text:p>
      <text:p text:style-name="P12"/>
      <text:p text:style-name="P12"><text:s text:c="23"/>(5) <text:s text:c="14"/></text:p>
      <text:p text:style-name="P12"><text:s text:c="14"/>/ <text:s text:c="17"/>\</text:p>
      <text:p text:style-name="P12"><text:s text:c="13"/>84 <text:s text:c="18"/>19 <text:s text:c="12"/></text:p>
      <text:p text:style-name="P12"><text:s text:c="9"/>/ <text:s text:c="7"/>\ <text:s text:c="10"/>/ <text:s text:c="7"/>\ <text:s text:c="3"/></text:p>
      <text:p text:style-name="P12"><text:s text:c="8"/>22 <text:s text:c="7"/>3 <text:s text:c="9"/>17 <text:s text:c="8"/>6 </text:p>
      <text:p text:style-name="P12"><text:s text:c="6"/>/ <text:s text:c="3"/>\ </text:p>
      <text:p text:style-name="P12"><text:s text:c="5"/>10 <text:s text:c="4"/>9 <text:s text:c="4"/></text:p>
      <text:p text:style-name="P12"><text:s text:c="24"/></text:p>
      <text:p text:style-name="P12"><text:tab/><text:tab/> <text:span text:style-name="T13">4) <text:s text:c="2"/>5 &lt;-&gt; 84</text:span></text:p>
      <text:p text:style-name="P12"/>
      <text:p text:style-name="P12"><text:s text:c="23"/>84 <text:s text:c="14"/></text:p>
      <text:p text:style-name="P12"><text:s text:c="14"/>/ <text:s text:c="17"/>\</text:p>
      <text:p text:style-name="P12"><text:s text:c="13"/>(5) <text:s text:c="16"/>19 <text:s text:c="12"/></text:p>
      <text:p text:style-name="P12"><text:s text:c="9"/>/ <text:s text:c="7"/>\ <text:s text:c="10"/>/ <text:s text:c="7"/>\ <text:s text:c="3"/></text:p>
      <text:p text:style-name="P12"><text:s text:c="8"/>22 <text:s text:c="7"/>3 <text:s text:c="9"/>17 <text:s text:c="8"/>6 </text:p>
      <text:p text:style-name="P12"><text:s text:c="6"/>/ <text:s text:c="3"/>\ </text:p>
      <text:p text:style-name="P12"><text:s text:c="5"/>10 <text:s text:c="4"/>9 <text:s text:c="4"/></text:p>
      <text:p text:style-name="P12"><text:soft-page-break/><text:s text:c="24"/></text:p>
      <text:p text:style-name="P12"><text:tab/><text:tab/> <text:span text:style-name="T13">5) <text:s text:c="2"/>5 &lt;-&gt; 22</text:span></text:p>
      <text:p text:style-name="P12"/>
      <text:p text:style-name="P12"><text:s text:c="23"/>84 <text:s text:c="14"/></text:p>
      <text:p text:style-name="P12"><text:s text:c="14"/>/ <text:s text:c="17"/>\</text:p>
      <text:p text:style-name="P12"><text:s text:c="13"/>22 <text:s text:c="17"/>19 <text:s text:c="12"/></text:p>
      <text:p text:style-name="P12"><text:s text:c="9"/>/ <text:s text:c="7"/>\ <text:s text:c="10"/>/ <text:s text:c="7"/>\ <text:s text:c="3"/></text:p>
      <text:p text:style-name="P12"><text:s text:c="8"/>(5) <text:s text:c="6"/>3 <text:s text:c="9"/>17 <text:s text:c="8"/>6 </text:p>
      <text:p text:style-name="P12"><text:s text:c="6"/>/ <text:s text:c="3"/>\ </text:p>
      <text:p text:style-name="P12"><text:s text:c="5"/>10 <text:s text:c="4"/>9 <text:s text:c="4"/></text:p>
      <text:p text:style-name="P12"><text:s text:c="24"/></text:p>
      <text:p text:style-name="P12"><text:tab/><text:tab/> <text:span text:style-name="T13">6) <text:s text:c="2"/>5 &lt;-&gt; 10</text:span></text:p>
      <text:p text:style-name="P12"/>
      <text:p text:style-name="P12"><text:s text:c="23"/>84 <text:s text:c="14"/></text:p>
      <text:p text:style-name="P12"><text:s text:c="14"/>/ <text:s text:c="17"/>\</text:p>
      <text:p text:style-name="P12"><text:s text:c="13"/>22 <text:s text:c="17"/>19 <text:s text:c="12"/></text:p>
      <text:p text:style-name="P12"><text:s text:c="9"/>/ <text:s text:c="7"/>\ <text:s text:c="10"/>/ <text:s text:c="7"/>\ <text:s text:c="3"/></text:p>
      <text:p text:style-name="P12"><text:s text:c="8"/>10 <text:s text:c="7"/>3 <text:s text:c="9"/>17 <text:s text:c="8"/>6 </text:p>
      <text:p text:style-name="P12"><text:s text:c="6"/>/ <text:s text:c="3"/>\ </text:p>
      <text:p text:style-name="P12"><text:s text:c="5"/>5 <text:s text:c="4"/>9 <text:s text:c="4"/></text:p>
      <text:p text:style-name="P12"/>
      <text:p text:style-name="P12"/>
      <text:p text:style-name="P27"><text:span text:style-name="T11">5-Cormen)</text:span><text:span text:style-name="T7"> Usando o exemplo abaixo como modelo (que simula a </text:span><text:span text:style-name="T10">execução</text:span><text:span text:style-name="T7"> do algoritmo Heap-Sort), ilustre a </text:span><text:span text:style-name="T17">operação </text:span><text:span text:style-name="T7">do Heap-Sort sobre o arranjo V = &lt;5, 13, 2, 25, 7, 17, 20, 8, 4&gt;.</text:span></text:p>
      <text:p text:style-name="P12"/>
      <text:p text:style-name="P12"><text:s text:c="23"/>25 <text:s text:c="14"/></text:p>
      <text:p text:style-name="P12"><text:s text:c="14"/>/ <text:s text:c="17"/>\</text:p>
      <text:p text:style-name="P12"><text:s text:c="13"/>13 <text:s text:c="19"/>20 <text:s text:c="12"/></text:p>
      <text:p text:style-name="P12"><text:s text:c="9"/>/ <text:s text:c="7"/>\ <text:s text:c="10"/>/ <text:s text:c="7"/>\ <text:s text:c="3"/></text:p>
      <text:p text:style-name="P12"><text:s text:c="8"/>8 <text:s text:c="8"/>7 <text:s text:c="9"/>17 <text:s text:c="7"/>2 </text:p>
      <text:p text:style-name="P12"><text:s text:c="6"/>/ <text:s text:c="3"/>\ </text:p>
      <text:p text:style-name="P12"><text:s text:c="5"/>5 <text:s text:c="5"/>4</text:p>
      <text:p text:style-name="P12"/>
      <text:p text:style-name="P12"><text:s text:c="23"/>20 <text:s text:c="14"/></text:p>
      <text:p text:style-name="P12"><text:s text:c="14"/>/ <text:s text:c="17"/>\</text:p>
      <text:p text:style-name="P12"><text:s text:c="13"/>13 <text:s text:c="18"/>17 <text:s text:c="12"/></text:p>
      <text:p text:style-name="P12"><text:s text:c="9"/>/ <text:s text:c="7"/>\ <text:s text:c="10"/>/ <text:s text:c="7"/>\ <text:s text:c="3"/></text:p>
      <text:p text:style-name="P12"><text:s text:c="8"/>8 <text:s text:c="8"/>7 <text:s text:c="9"/>4 <text:s text:c="9"/>2 </text:p>
      <text:p text:style-name="P12"><text:s text:c="6"/>/ <text:s text:c="4"/></text:p>
      <text:p text:style-name="P12"><text:s text:c="5"/>5 <text:s text:c="2"/>(25)</text:p>
      <text:p text:style-name="P12"/>
      <text:p text:style-name="P12"><text:s text:c="23"/>17 <text:s text:c="14"/></text:p>
      <text:p text:style-name="P12"><text:s text:c="14"/>/ <text:s text:c="17"/>\</text:p>
      <text:p text:style-name="P12"><text:s text:c="13"/>13 <text:s text:c="18"/>5 <text:s text:c="12"/></text:p>
      <text:p text:style-name="P12"><text:s text:c="9"/>/ <text:s text:c="7"/>\ <text:s text:c="10"/>/ <text:s text:c="7"/>\ <text:s text:c="3"/></text:p>
      <text:p text:style-name="P12"><text:s text:c="8"/>8 <text:s text:c="8"/>7 <text:s text:c="9"/>4 <text:s text:c="9"/>2 </text:p>
      <text:p text:style-name="P12"><text:s text:c="3"/></text:p>
      <text:p text:style-name="P12"><text:s text:c="3"/>(20) <text:s/>(25)</text:p>
      <text:p text:style-name="P12"/>
      <text:p text:style-name="P12"/>
      <text:p text:style-name="P12"/>
      <text:p text:style-name="P12"/>
      <text:p text:style-name="P12"><text:soft-page-break/><text:s text:c="23"/>13 <text:s text:c="14"/></text:p>
      <text:p text:style-name="P12"><text:s text:c="14"/>/ <text:s text:c="17"/>\</text:p>
      <text:p text:style-name="P12"><text:s text:c="13"/>8 <text:s text:c="19"/>5 <text:s text:c="12"/></text:p>
      <text:p text:style-name="P12"><text:s text:c="9"/>/ <text:s text:c="7"/>\ <text:s text:c="10"/>/ <text:s text:c="11"/></text:p>
      <text:p text:style-name="P12"><text:s text:c="8"/>2 <text:s text:c="8"/>7 <text:s text:c="9"/>4 <text:s text:c="8"/>(17) </text:p>
      <text:p text:style-name="P12"><text:s text:c="3"/></text:p>
      <text:p text:style-name="P12"><text:s text:c="3"/>(20) <text:s/>(25)</text:p>
      <text:p text:style-name="P12"/>
      <text:p text:style-name="P12"><text:s text:c="23"/>8 <text:s text:c="14"/></text:p>
      <text:p text:style-name="P12"><text:s text:c="14"/>/ <text:s text:c="17"/>\</text:p>
      <text:p text:style-name="P12"><text:s text:c="13"/>7 <text:s text:c="19"/>5 <text:s text:c="12"/></text:p>
      <text:p text:style-name="P12"><text:s text:c="9"/>/ <text:s text:c="7"/>\ <text:s text:c="21"/></text:p>
      <text:p text:style-name="P12"><text:s text:c="8"/>2 <text:s text:c="8"/>4 <text:s text:c="9"/>(13) <text:s text:c="4"/>(17) </text:p>
      <text:p text:style-name="P12"><text:s text:c="3"/></text:p>
      <text:p text:style-name="P12"><text:s text:c="3"/>(20) <text:s/>(25)</text:p>
      <text:p text:style-name="P12"/>
      <text:p text:style-name="P12"/>
      <text:p text:style-name="P12"><text:s text:c="23"/>7 <text:s text:c="14"/></text:p>
      <text:p text:style-name="P12"><text:s text:c="14"/>/ <text:s text:c="17"/>\</text:p>
      <text:p text:style-name="P12"><text:s text:c="13"/>4 <text:s text:c="19"/>5 <text:s text:c="12"/></text:p>
      <text:p text:style-name="P12"><text:s text:c="9"/>/ <text:s text:c="29"/></text:p>
      <text:p text:style-name="P12"><text:s text:c="8"/>2 <text:s text:c="8"/>(8) <text:s text:c="7"/>(13) <text:s text:c="4"/>(17) </text:p>
      <text:p text:style-name="P12"><text:s text:c="3"/></text:p>
      <text:p text:style-name="P12"><text:s text:c="3"/>(20) <text:s/>(25)</text:p>
      <text:p text:style-name="P12"/>
      <text:p text:style-name="P12"><text:s text:c="23"/>5 <text:s text:c="14"/></text:p>
      <text:p text:style-name="P12"><text:s text:c="14"/>/ <text:s text:c="17"/>\</text:p>
      <text:p text:style-name="P12"><text:s text:c="13"/>4 <text:s text:c="19"/>2 <text:s text:c="12"/></text:p>
      <text:p text:style-name="P12"><text:s text:c="39"/></text:p>
      <text:p text:style-name="P12"><text:s text:c="8"/>(7) <text:s text:c="6"/>(8) <text:s text:c="7"/>(13) <text:s text:c="4"/>(17) </text:p>
      <text:p text:style-name="P12"><text:s text:c="3"/></text:p>
      <text:p text:style-name="P12"><text:s text:c="3"/>(20) <text:s/>(25)</text:p>
      <text:p text:style-name="P12"/>
      <text:p text:style-name="P12"><text:s text:c="23"/>4 <text:s text:c="14"/></text:p>
      <text:p text:style-name="P12"><text:s text:c="14"/>/ <text:s text:c="17"/></text:p>
      <text:p text:style-name="P12"><text:s text:c="13"/>2 <text:s text:c="19"/>(5) <text:s text:c="12"/></text:p>
      <text:p text:style-name="P12"><text:s text:c="39"/></text:p>
      <text:p text:style-name="P12"><text:s text:c="8"/>(7) <text:s text:c="6"/>(8) <text:s text:c="7"/>(13) <text:s text:c="4"/>(17) </text:p>
      <text:p text:style-name="P12"><text:s text:c="3"/></text:p>
      <text:p text:style-name="P12"><text:s text:c="3"/>(20) <text:s/>(25)</text:p>
      <text:p text:style-name="P12"/>
      <text:p text:style-name="P12"><text:s text:c="23"/>2 <text:s text:c="14"/></text:p>
      <text:p text:style-name="P12"><text:s text:c="32"/></text:p>
      <text:p text:style-name="P12"><text:s text:c="13"/>(4) <text:s text:c="19"/>(5) <text:s text:c="12"/></text:p>
      <text:p text:style-name="P12"><text:s text:c="39"/></text:p>
      <text:p text:style-name="P12"><text:s text:c="8"/>(7) <text:s text:c="6"/>(8) <text:s text:c="7"/>(13) <text:s text:c="4"/>(17) </text:p>
      <text:p text:style-name="P12"><text:s text:c="3"/></text:p>
      <text:p text:style-name="P12"><text:s text:c="3"/>(20) <text:s/>(25)</text:p>
      <text:p text:style-name="P12"/>
      <text:p text:style-name="P12">2 - 4 - 5 - 7 - 8 - 13 - 17 - 20 - 25 </text:p>
      <text:p text:style-name="P12"/>
      <text:p text:style-name="P12"/>
      <text:p text:style-name="P26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1" svg:font-family="'Courier New', monospace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08T09:56:14.993000000</dc:date>
    <meta:editing-duration>PT2H4M2S</meta:editing-duration>
    <meta:editing-cycles>18</meta:editing-cycles>
    <meta:document-statistic meta:table-count="0" meta:image-count="0" meta:object-count="0" meta:page-count="4" meta:paragraph-count="164" meta:word-count="577" meta:character-count="6285" meta:non-whitespace-character-count="1412"/>
  </office:meta>
</office:document-meta>
</file>